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5_TT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2]*[.A2]" office:value-type="currency" office:currency="EUR" office:value="0.151260504201681" calcext:value-type="currency">
            <text:p>0,15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formula="of:=[.H3]*[.A3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4]*[.A4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,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5]*[.A5]" office:value-type="currency" office:currency="EUR" office:value="0.0756302521008403" calcext:value-type="currency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6]*[.A6]" office:value-type="currency" office:currency="EUR" office:value="0.0504201680672269" calcext:value-type="currency">
            <text:p>0,05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7]*[.A7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3,3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8]*[.A8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9]*[.A9]" office:value-type="currency" office:currency="EUR" office:value="0.0504201680672269" calcext:value-type="currency">
            <text:p>0,05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3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 table:formula="of:=0.25/1.19" office:value-type="currency" office:currency="EUR" office:value="0.210084033613445" calcext:value-type="currency">
            <text:p>0,21 €</text:p>
          </table:table-cell>
          <table:table-cell table:formula="of:=[.H10]*[.A10]" office:value-type="currency" office:currency="EUR" office:value="0.420168067226891" calcext:value-type="currency">
            <text:p>0,42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5,1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1]*[.A11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2]*[.A12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3]*[.A13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 table:formula="of:=0.55/1.19" office:value-type="currency" office:currency="EUR" office:value="0.46218487394958" calcext:value-type="currency">
            <text:p>0,46 €</text:p>
          </table:table-cell>
          <table:table-cell table:formula="of:=[.H14]*[.A14]" office:value-type="currency" office:currency="EUR" office:value="0.46218487394958" calcext:value-type="currency">
            <text:p>0,46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1</text:p>
          </table:table-cell>
          <table:table-cell/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15]*[.A15]" office:value-type="currency" office:currency="EUR" office:value="0.151260504201681" calcext:value-type="currency">
            <text:p>0,15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6]*[.A16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 table:formula="of:=0.02/1.19" office:value-type="currency" office:currency="EUR" office:value="0.0168067226890756" calcext:value-type="currency">
            <text:p>0,02 €</text:p>
          </table:table-cell>
          <table:table-cell table:formula="of:=[.H17]*[.A17]" office:value-type="currency" office:currency="EUR" office:value="0.0840336134453782" calcext:value-type="currency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H18]*[.A18]" office:value-type="currency" office:currency="EUR" office:value="0.134453781512605" calcext:value-type="currency">
            <text:p>0,1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H19]*[.A19]" office:value-type="currency" office:currency="EUR" office:value="0.0672268907563025" calcext:value-type="currency">
            <text:p>0,07 €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table:formula="of:=SUM([.I2:.I19])" office:value-type="currency" office:currency="EUR" office:value="1.82352941176471" calcext:value-type="currency">
            <text:p>1,82 €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07-20T00:18:51.524000000</dc:date>
    <meta:editing-duration>PT7M52S</meta:editing-duration>
    <meta:editing-cycles>2</meta:editing-cycles>
    <meta:document-statistic meta:table-count="1" meta:cell-count="167" meta:object-count="0"/>
  </office:meta>
</office:document-meta>
</file>